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1.9555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9"/>
        <table:table-column table:style-name="co21" table:default-cell-style-name="ce11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2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RCC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table:style-name="Default" table:number-columns-repeated="2"/>
          <table:table-cell table:number-columns-repeated="997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/>
          <table:table-cell office:value-type="string">
            <text:p>_log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6"/>
          <table:table-cell office:value-type="string">
            <text:p>check_SP_SU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6"/>
          <table:table-cell office:value-type="string">
            <text:p>check_AU_WI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6"/>
          <table:table-cell office:value-type="string">
            <text:p>check_MUSH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6"/>
          <table:table-cell office:value-type="string">
            <text:p>check_FISH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string">
            <text:p>cyb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string">
            <text:p>cyb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2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float" office:value="0.2">
            <text:p>0.2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/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/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table:style-name="Default" table:number-columns-repeated="2"/>
          <table:table-cell table:number-columns-repeated="997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table:style-name="Default" table:number-columns-repeated="2"/>
          <table:table-cell table:number-columns-repeated="997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table:style-name="Default" table:number-columns-repeated="2"/>
          <table:table-cell table:number-columns-repeated="997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 table:number-columns-repeated="2"/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4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string">
            <text:p>_beehiv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string">
            <text:p>_beehiv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string">
            <text:p>_beehive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4"/>
          <table:table-cell table:style-name="ce8"/>
          <table:table-cell table:style-name="ce2"/>
          <table:table-cell table:style-name="ce10" table:number-columns-repeated="997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11:4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7T11:41:41.44</dc:date>
    <dc:creator>Seab Dinch</dc:creator>
    <meta:editing-duration>P21DT22H44M31S</meta:editing-duration>
    <meta:editing-cycles>370</meta:editing-cycles>
    <meta:generator>OpenOffice/4.1.2$Win32 OpenOffice.org_project/412m3$Build-9782</meta:generator>
    <meta:document-statistic meta:table-count="3" meta:cell-count="1641" meta:object-count="0"/>
  </office:meta>
</office:document-meta>
</file>